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5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5" calcext:value-type="float">
            <text:p>7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3" calcext:value-type="float">
            <text:p>6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2" calcext:value-type="float">
            <text:p>1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4" calcext:value-type="float">
            <text:p>84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8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office:value-type="string" calcext:value-type="string">
            <text:p>・AT_NIGHT命令を追加したのでスクリプトに反映させる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・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〇島のテクスチャに道を書く。</text:p>
            <text:p>・座標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office:value-type="string" calcext:value-type="string">
            <text:p>・川を実装</text:p>
            <text:p>・イカダが坂を登れ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office:value-type="string" calcext:value-type="string">
            <text:p>〇島のテクスチャに道を書く。</text:p>
          </table:table-cell>
          <table:table-cell table:style-name="ce21" office:value-type="string" calcext:value-type="string">
            <text:p>〇島のテクスチャに道を書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1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1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1" office:value-type="string" calcext:value-type="string">
            <text:p>シカクマンがシステム的に死亡していることにすればよい。</text:p>
          </table:table-cell>
          <table:table-cell table:style-name="ce21" office:value-type="string" calcext:value-type="string">
            <text:p>死亡している場合はアイテムを消費できないように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office:value-type="string" calcext:value-type="string">
            <text:p>廃墟の壁をすり抜けられる気がする</text:p>
            <text:p/>
          </table:table-cell>
          <table:table-cell table:style-name="ce21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office:value-type="string" calcext:value-type="string">
            <text:p>BGMがずっと同じ</text:p>
          </table:table-cell>
          <table:table-cell table:style-name="ce21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9" calcext:value-type="date">
            <text:p>2025/05/09</text:p>
          </table:table-cell>
          <table:table-cell table:style-name="ce45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H8:Sheet1.I81 Sheet1.B83:Sheet1.I188 Sheet1.B8:Sheet1.G82 Sheet1.H82:Sheet1.H82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H8:Sheet1.I81 Sheet1.B83:Sheet1.I188 Sheet1.B8:Sheet1.G82 Sheet1.H82:Sheet1.H82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H8:Sheet1.I81 Sheet1.B83:Sheet1.I188 Sheet1.B8:Sheet1.G82 Sheet1.H82:Sheet1.H82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H8:Sheet1.I81 Sheet1.B83:Sheet1.I188 Sheet1.B8:Sheet1.G82 Sheet1.H82:Sheet1.H82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I82:Sheet1.I82">
            <calcext:condition calcext:apply-style-name="Good" calcext:value="formula-is([$Sheet1.$G82]=&quot;修正済み&quot;)" calcext:base-cell-address="Sheet1.I82"/>
          </calcext:conditional-format>
          <calcext:conditional-format calcext:target-range-address="Sheet1.I82:Sheet1.I82">
            <calcext:condition calcext:apply-style-name="Neutral" calcext:value="formula-is([$Sheet1.$G82]=&quot;対応中&quot;)" calcext:base-cell-address="Sheet1.I82"/>
          </calcext:conditional-format>
          <calcext:conditional-format calcext:target-range-address="Sheet1.I82:Sheet1.I82">
            <calcext:condition calcext:apply-style-name="Bad" calcext:value="formula-is([$Sheet1.$G82]=&quot;未着手&quot;)" calcext:base-cell-address="Sheet1.I82"/>
          </calcext:conditional-format>
          <calcext:conditional-format calcext:target-range-address="Sheet1.I82:Sheet1.I82">
            <calcext:condition calcext:apply-style-name="Footnote" calcext:value="formula-is([$Sheet1.$G82]=&quot;保留&quot;)" calcext:base-cell-address="Sheet1.I82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09:36:42.35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9T14:07:10.714000000</dc:date>
    <meta:editing-duration>P1DT12H15M30S</meta:editing-duration>
    <meta:editing-cycles>175</meta:editing-cycles>
    <meta:generator>LibreOffice/24.8.6.2$Windows_X86_64 LibreOffice_project/6d98ba145e9a8a39fc57bcc76981d1fb1316c60c</meta:generator>
    <meta:document-statistic meta:table-count="1" meta:cell-count="633" meta:object-count="1"/>
  </office:meta>
</office:document-meta>
</file>